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>
            <text:p>Name: SP Desai</text:p>
          </table:table-cell>
          <table:table-cell table:style-name="ce5" office:value-type="string">
            <text:p>ID:MT2012038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 Design +UC2.Design</text:p>
          </table:table-cell>
          <table:table-cell table:number-columns-repeated="1018"/>
        </table:table-row>
        <table:table-row table:style-name="ro2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2" table:number-rows-repeated="14">
          <table:table-cell table:style-name="ce3"/>
          <table:table-cell table:number-columns-repeated="1023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15T17:54:42</dc:date>
    <dc:creator>Sridhar J</dc:creator>
    <meta:editing-duration>P0D</meta:editing-duration>
    <meta:editing-cycles>1</meta:editing-cycles>
    <meta:generator>LibreOffice/3.5$Linux_x86 LibreOffice_project/350m1$Build-2</meta:generator>
    <meta:document-statistic meta:table-count="3" meta:cell-count="214" meta:object-count="0"/>
  </office:meta>
</office:document-meta>
</file>